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3.201cm" style:rel-column-width="29968*"/>
    </style:style>
    <style:style style:name="Tabella1.B" style:family="table-column">
      <style:table-column-properties style:column-width="3.799cm" style:rel-column-width="3556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top"/>
      <style:text-properties fo:color="#000000" style:font-name="Arial" fo:font-size="10pt" fo:font-weight="bold" officeooo:rsid="00910647" officeooo:paragraph-rsid="01166000" style:font-name-asian="SimSun" style:font-size-asian="10pt" style:font-weight-asian="bold" style:font-name-complex="Tahoma" style:font-size-complex="10pt" style:font-weight-complex="bold" style:text-scale="80%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officeooo:rsid="00910647" officeooo:paragraph-rsid="01166000" style:font-name-asian="SimSun" style:font-size-asian="10pt" style:font-weight-asian="bold" style:font-name-complex="Tahoma" style:font-size-complex="10pt" style:font-weight-complex="bold" style:text-scale="80%"/>
    </style:style>
    <style:style style:name="P14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1033e51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df8c5a" style:font-size-asian="7pt" style:font-size-complex="7pt"/>
    </style:style>
    <style:style style:name="T7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1"><draw:frame draw:style-name="fr1" draw:name="image: barcode(load(record, 'ean13_mono'), 'ean13')" text:anchor-type="as-char" style:rel-width="scale" svg:height="1.201cm" style:rel-height="50%" draw:z-index="0"><draw:text-box fo:min-width="1.18cm"><text:p text:style-name="P1"/></draw:text-box></draw:frame> </text:p>
          </table:table-cell>
          <table:table-cell table:style-name="Tabella1.A1" office:value-type="string">
            <text:p text:style-name="P13"><text:span text:style-name="T2"><text:placeholder text:placeholder-type="text">&lt;load(record, 'destination_code', mode='string')&gt;</text:placeholder></text:span><text:span text:style-name="T2"> </text:span><text:span text:style-name="T3">836</text:span></text:p>
            <text:p text:style-name="P12"><text:span text:style-name="T2"><text:placeholder text:placeholder-type="text">&lt;load(record, 'code_partner', mode='string')&gt;</text:placeholder></text:span><text:span text:style-name="T2"><text:placeholder text:placeholder-type="text">&lt;load(record, 'code_partner')&gt;</text:placeholder></text:span><text:span text:style-name="T2"> </text:span><text:span text:style-name="T2"><text:placeholder text:placeholder-type="text">&lt;load(record, 'description_partner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4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6">Linea</text:span><text:span text:style-name="T5">: </text:span><text:span text:style-name="T7"><text:placeholder text:placeholder-type="text">&lt;get_placeholder(data, 'line')&gt;</text:placeholder></text:span><text:span text:style-name="T7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9-02-25T16:45:20.375902777</dc:date>
    <meta:editing-duration>PT16H24M34S</meta:editing-duration>
    <meta:editing-cycles>265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3" meta:word-count="48" meta:character-count="598" meta:non-whitespace-character-count="561"/>
  </office:meta>
</office:document-meta>
</file>